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svg:stroke-width="0.0598in" svg:stroke-color="#000000" draw:marker-start-width="0.228in" draw:marker-end-width="0.228in" draw:fill="none" draw:textarea-horizontal-align="justify" draw:textarea-vertical-align="middle" draw:auto-grow-height="false" fo:min-height="1.2154in" fo:min-width="1.2154in" fo:padding-top="0.0291in" fo:padding-bottom="0.0291in" fo:padding-left="0.0291in" fo:padding-right="0.0291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598in" svg:stroke-color="#000000" draw:marker-start-width="0.228in" draw:marker-end-width="0.228in" draw:fill="none" draw:textarea-horizontal-align="justify" draw:textarea-vertical-align="middle" draw:auto-grow-height="false" fo:min-height="1.2154in" fo:min-width="1.2154in" fo:padding-top="0.0291in" fo:padding-bottom="0.0291in" fo:padding-left="0.0291in" fo:padding-right="0.0291in" loext:decorative="false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1.8004in" svg:height="1.8004in" svg:x="0.7874in" svg:y="0.7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2" draw:text-style-name="P1" svg:width="1.8004in" svg:height="1.8004in" svg:x="3.35in" svg:y="0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1" draw:text-style-name="P1" svg:width="1.8004in" svg:height="1.8004in" svg:x="5.8945in" svg:y="0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" draw:text-style-name="P1" svg:width="1.8004in" svg:height="1.8004in" svg:x="0.7874in" svg:y="8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2" draw:text-style-name="P1" svg:width="1.8004in" svg:height="1.8004in" svg:x="3.35in" svg:y="8.2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" draw:text-style-name="P1" svg:width="1.8004in" svg:height="1.8004in" svg:x="5.8945in" svg:y="8.2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7" draw:style-name="gr1" draw:text-style-name="P1" svg:width="1.8004in" svg:height="1.8004in" svg:x="0.7874in" svg:y="3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2" draw:text-style-name="P1" svg:width="1.8004in" svg:height="1.8004in" svg:x="3.35in" svg:y="3.1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" draw:text-style-name="P1" svg:width="1.8004in" svg:height="1.8004in" svg:x="5.8945in" svg:y="3.1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10" draw:style-name="gr1" draw:text-style-name="P1" svg:width="1.8004in" svg:height="1.8004in" svg:x="0.7874in" svg:y="5.7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11" draw:style-name="gr2" draw:text-style-name="P1" svg:width="1.8004in" svg:height="1.8004in" svg:x="3.35in" svg:y="5.7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12" draw:style-name="gr1" draw:text-style-name="P1" svg:width="1.8004in" svg:height="1.8004in" svg:x="5.8945in" svg:y="5.7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1:04:20.492000000</meta:creation-date>
    <dc:date>2024-04-27T11:24:01.156000000</dc:date>
    <meta:editing-duration>PT15M56S</meta:editing-duration>
    <meta:editing-cycles>4</meta:editing-cycles>
    <meta:generator>LibreOffice/24.2.2.2$Windows_X86_64 LibreOffice_project/d56cc158d8a96260b836f100ef4b4ef25d6f1a01</meta:generator>
    <meta:print-date>2024-04-27T11:13:37.656000000</meta:print-date>
    <meta:printed-by>PDF files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